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9.169cm" svg:y="1.461cm">
            <draw:object draw:notify-on-update-of-ranges="Sheet1.A1:Sheet1.A20 Sheet1.B1:Sheet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7621.69089241" calcext:value-type="float">
            <text:p>3787621.69089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2651.81960048" calcext:value-type="float">
            <text:p>1132651.81960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847.102598616" calcext:value-type="float">
            <text:p>653847.102598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1316.502370715" calcext:value-type="float">
            <text:p>441316.502370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9133.762727694" calcext:value-type="float">
            <text:p>279133.7627276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3622.856644652" calcext:value-type="float">
            <text:p>223622.856644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145.214719478" calcext:value-type="float">
            <text:p>149145.214719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212.590855855" calcext:value-type="float">
            <text:p>178212.590855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515.458879859" calcext:value-type="float">
            <text:p>111515.4588798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882.571119243" calcext:value-type="float">
            <text:p>109882.571119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143.566236157" calcext:value-type="float">
            <text:p>100143.566236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226.7688355701" calcext:value-type="float">
            <text:p>91226.7688355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531.1569518752" calcext:value-type="float">
            <text:p>72531.1569518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667.0669310976" calcext:value-type="float">
            <text:p>80667.0669310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824.1119481238" calcext:value-type="float">
            <text:p>61824.1119481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81.147339334" calcext:value-type="float">
            <text:p>58681.147339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860.0897850795" calcext:value-type="float">
            <text:p>51860.08978507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090.6310136869" calcext:value-type="float">
            <text:p>42090.63101368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224.0868816144" calcext:value-type="float">
            <text:p>44224.08688161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378.7797170162" calcext:value-type="float">
            <text:p>42378.7797170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00:28.040750858</meta:creation-date>
    <dc:date>2016-12-12T13:10:30.894142375</dc:date>
    <meta:editing-duration>PT3M21S</meta:editing-duration>
    <meta:editing-cycles>2</meta:editing-cycles>
    <meta:generator>LibreOffice/4.2.8.2$Linux_X86_64 LibreOffice_project/42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59cm" svg:y="0.316cm" chart:style-name="ch2">
          <text:p>Elbow Curve</text:p>
        </chart:title>
        <chart:plot-area chart:style-name="ch3" table:cell-range-address="Sheet1.A1:Sheet1.B20" svg:x="1.33cm" svg:y="1.301cm" svg:width="14.349cm" svg:height="6.543cm">
          <chartooo:coordinate-region svg:x="2.877cm" svg:y="1.501cm" svg:width="12.615cm" svg:height="5.696cm"/>
          <chart:axis chart:dimension="x" chart:name="primary-x" chart:style-name="ch4">
            <chart:title svg:x="7.428cm" svg:y="8.024cm" chart:style-name="ch5">
              <text:p>No. of clusters</text:p>
            </chart:title>
          </chart:axis>
          <chart:axis chart:dimension="y" chart:name="primary-y" chart:style-name="ch4">
            <chart:title svg:x="0.451cm" svg:y="5.767cm" chart:style-name="ch6">
              <text:p>WithinSS Errors</text:p>
            </chart:title>
            <chart:grid chart:style-name="ch7" chart:class="major"/>
          </chart:axis>
          <chart:series chart:style-name="ch8" chart:values-cell-range-address="Sheet1.A1:Sheet1.A20" chart:class="chart:line">
            <chart:data-point chart:repeated="20"/>
          </chart:series>
          <chart:series chart:style-name="ch9" chart:values-cell-range-address="Sheet1.B1:Sheet1.B20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0</svg:desc>
                </draw:g>
              </table:table-cell>
              <table:table-cell office:value-type="float" office:value="3787621.69089241">
                <text:p>3787621.69089241</text:p>
                <draw:g>
                  <svg:desc>Sheet1.B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2651.81960048">
                <text:p>1132651.81960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3847.102598616">
                <text:p>653847.102598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1316.502370715">
                <text:p>441316.502370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9133.762727694">
                <text:p>279133.762727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3622.856644652">
                <text:p>223622.856644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9145.214719478">
                <text:p>149145.214719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8212.590855855">
                <text:p>178212.590855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515.458879859">
                <text:p>111515.458879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882.571119243">
                <text:p>109882.571119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143.566236157">
                <text:p>100143.566236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1226.7688355701">
                <text:p>91226.7688355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2531.1569518752">
                <text:p>72531.1569518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0667.0669310976">
                <text:p>80667.0669310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824.1119481238">
                <text:p>61824.1119481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8681.147339334">
                <text:p>58681.147339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1860.0897850795">
                <text:p>51860.0897850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2090.6310136869">
                <text:p>42090.6310136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4224.0868816144">
                <text:p>44224.0868816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2378.7797170162">
                <text:p>42378.7797170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